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none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álisis del proyecto Migración Alumnos (Java 1.6)</text:p>
      <text:p text:style-name="P5"/>
      <text:p text:style-name="P3"><text:tab/>Fecha estimada de entrega: 21/11/2014</text:p>
      <text:p text:style-name="P1"/>
      <text:list xml:id="list4607230390955696334" text:style-name="L1">
        <text:list-item>
          <text:p text:style-name="P6">Leer el fichero de personas.txt, limpiar los que están mal y guardar los que están bien, los datos de cada persona están un una misma línea separados por “,” (comas).</text:p>
        </text:list-item>
        <text:list-item>
          <text:p text:style-name="P6">Crear 4 ficheros, <text:span text:style-name="T1">estadísticas.txt,</text:span> <text:span text:style-name="T1">personas_correctas.txt,</text:span> personas_error.txt y personas_repetidas.txt.</text:p>
          <text:p text:style-name="P6"/>
        </text:list-item>
      </text:list>
      <text:list xml:id="list788834056596145054" text:style-name="L2">
        <text:list-item>
          <text:list>
            <text:list-item>
              <text:p text:style-name="P7">estadisticas.txt:</text:p>
              <text:list>
                <text:list-item>
                  <text:p text:style-name="P7">X Registros leídos</text:p>
                </text:list-item>
                <text:list-item>
                  <text:p text:style-name="P7">X Minutos y segundos</text:p>
                </text:list-item>
                <text:list-item>
                  <text:p text:style-name="P7">--------------------------------</text:p>
                </text:list-item>
                <text:list-item>
                  <text:p text:style-name="P7">X Correctos</text:p>
                </text:list-item>
                <text:list-item>
                  <text:p text:style-name="P7">X Errores</text:p>
                </text:list-item>
                <text:list-item>
                  <text:p text:style-name="P7">X Duplicados(cada línea duplicada)</text:p>
                </text:list-item>
              </text:list>
            </text:list-item>
          </text:list>
        </text:list-item>
      </text:list>
      <text:p text:style-name="P2"/>
      <text:list xml:id="list29739309" text:continue-numbering="true" text:style-name="L2">
        <text:list-item>
          <text:list>
            <text:list-item>
              <text:p text:style-name="P7">persona_correcta.txt (si algún dato está mal van a otro fichero):</text:p>
              <text:list>
                <text:list-item>
                  <text:p text:style-name="P7"><text:s/>Nombre</text:p>
                </text:list-item>
                <text:list-item>
                  <text:p text:style-name="P7">Apellido 1</text:p>
                </text:list-item>
                <text:list-item>
                  <text:p text:style-name="P7">Población</text:p>
                </text:list-item>
                <text:list-item>
                  <text:p text:style-name="P7">Edad</text:p>
                </text:list-item>
                <text:list-item>
                  <text:p text:style-name="P7">Mail</text:p>
                </text:list-item>
                <text:list-item>
                  <text:p text:style-name="P7">Dni</text:p>
                </text:list-item>
                <text:list-item>
                  <text:p text:style-name="P7">Categoría</text:p>
                  <text:p text:style-name="P7"/>
                </text:list-item>
              </text:list>
            </text:list-item>
            <text:list-item>
              <text:p text:style-name="P7">personas_errot.txt:</text:p>
              <text:list>
                <text:list-item>
                  <text:p text:style-name="P7">EDAD =&gt; Línea: si la edad está fuera del rango 18-99</text:p>
                </text:list-item>
                <text:list-item>
                  <text:p text:style-name="P7">DNI =&gt; Línea: si el algoritmo de creación del dni está mal</text:p>
                </text:list-item>
                <text:list-item>
                  <text:p text:style-name="P7">UTF8 =&gt; Línea: si hay algún carácter incorrecto</text:p>
                </text:list-item>
                <text:list-item>
                  <text:p text:style-name="P7">REPETIDA =&gt; Línea: si hay personas con dni repetido</text:p>
                </text:list-item>
                <text:list-item>
                  <text:p text:style-name="P7">Los errores deben llevar un código de error y la línea que esté mal</text:p>
                </text:list-item>
              </text:list>
            </text:list-item>
          </text:list>
        </text:list-item>
      </text:list>
      <text:p text:style-name="P2"/>
      <text:list xml:id="list29732246" text:continue-numbering="true" text:style-name="L2">
        <text:list-item>
          <text:list>
            <text:list-item>
              <text:p text:style-name="P7">personas_repetidas.txt:</text:p>
              <text:list>
                <text:list-item>
                  <text:p text:style-name="P7">REPETIDA =&gt; Línea: si hay personas con dni repetido, y si además es erróneo ponerle un “*” (asterisco).</text:p>
                </text:list-item>
                <text:list-item>
                  <text:p text:style-name="P7">Estructura del archivo</text:p>
                  <text:list>
                    <text:list-item>
                      <text:p text:style-name="P7">línea repe1</text:p>
                    </text:list-item>
                    <text:list-item>
                      <text:p text:style-name="P7">línea repe2</text:p>
                    </text:list-item>
                    <text:list-item>
                      <text:p text:style-name="P7">--------------------------</text:p>
                    </text:list-item>
                    <text:list-item>
                      <text:p text:style-name="P7">línea repe1</text:p>
                    </text:list-item>
                    <text:list-item>
                      <text:p text:style-name="P7">etc.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8903429732039181047" text:style-name="L3">
        <text:list-item>
          <text:p text:style-name="P8">Guardar el proyecto en el subversion zuhaitzMigracion dentro de branches.</text:p>
        </text:list-item>
        <text:list-item>
          <text:p text:style-name="P8">Cuando el proyecto funcione crear un TAG =&gt; zuhaitz_migracion_v1.0, y otro zuhaitz_migracion_v1.0.1 cuando el código esté limpio, comentado, etc.(PMD, Checkstyl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an Gaitero</meta:initial-creator>
    <meta:creation-date>2014-11-19T09:21:33.65</meta:creation-date>
    <dc:date>2014-11-19T09:58:05.90</dc:date>
    <dc:creator>Jonatan Gaitero</dc:creator>
    <meta:editing-duration>PT26M57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35" meta:word-count="233" meta:character-count="1385"/>
  </office:meta>
</office:document-meta>
</file>